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29cm" fo:min-width="0.0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1cm" fo:min-width="0.44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762cm" svg:height="0.762cm" svg:x="2.524cm" svg:y="4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762cm" svg:height="0.762cm" svg:x="3.626cm" svg:y="6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0.762cm" svg:height="0.762cm" svg:x="4.928cm" svg:y="6.936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0.762cm" svg:height="0.762cm" svg:x="4.928cm" svg:y="5.536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3.175cm" svg:y1="4.943cm" svg:x2="3.736cm" svg:y2="4.084cm" draw:start-shape="id1" draw:start-glue-point="11" svg:d="M3175 4943l561-859" svg:viewBox="0 0 562 860">
          <text:p/>
        </draw:connector>
        <draw:connector draw:style-name="gr3" draw:text-style-name="P2" draw:layer="layout" draw:type="line" svg:x1="3.175cm" svg:y1="5.483cm" svg:x2="3.737cm" svg:y2="6.345cm" draw:start-shape="id1" draw:start-glue-point="9" draw:end-shape="id2" draw:end-glue-point="5" svg:d="M3175 5483l562 862" svg:viewBox="0 0 563 863">
          <text:p/>
        </draw:connector>
        <draw:connector draw:style-name="gr3" draw:text-style-name="P2" draw:layer="layout" draw:type="line" svg:x1="4.277cm" svg:y1="6.345cm" svg:x2="4.928cm" svg:y2="5.917cm" draw:start-shape="id2" draw:start-glue-point="11" draw:end-shape="id3" draw:end-glue-point="6" svg:d="M4277 6345l651-428" svg:viewBox="0 0 652 429">
          <text:p/>
        </draw:connector>
        <draw:connector draw:style-name="gr3" draw:text-style-name="P2" draw:layer="layout" draw:type="line" svg:x1="4.277cm" svg:y1="6.885cm" svg:x2="4.928cm" svg:y2="7.317cm" draw:start-shape="id2" draw:start-glue-point="9" draw:end-shape="id4" draw:end-glue-point="6" svg:d="M4277 6885l651 432" svg:viewBox="0 0 652 433">
          <text:p/>
        </draw:connector>
        <draw:frame draw:style-name="gr4" draw:text-style-name="P3" draw:layer="layout" svg:width="0.853cm" svg:height="0.962cm" svg:x="2.578cm" svg:y="3.832cm">
          <draw:text-box>
            <text:p>0</text:p>
          </draw:text-box>
        </draw:frame>
        <draw:frame draw:style-name="gr4" draw:text-style-name="P3" draw:layer="layout" svg:width="0.853cm" svg:height="0.962cm" svg:x="2.579cm" svg:y="5.832cm">
          <draw:text-box>
            <text:p>1</text:p>
          </draw:text-box>
        </draw:frame>
        <draw:frame draw:style-name="gr4" draw:text-style-name="P3" draw:layer="layout" svg:width="0.853cm" svg:height="0.962cm" svg:x="2.579cm" svg:y="3.832cm">
          <draw:text-box>
            <text:p>0</text:p>
          </draw:text-box>
        </draw:frame>
        <draw:frame draw:style-name="gr4" draw:text-style-name="P3" draw:layer="layout" svg:width="0.853cm" svg:height="0.962cm" svg:x="3.879cm" svg:y="5.132cm">
          <draw:text-box>
            <text:p>0</text:p>
          </draw:text-box>
        </draw:frame>
        <draw:frame draw:style-name="gr4" draw:text-style-name="P3" draw:layer="layout" svg:width="0.853cm" svg:height="0.962cm" svg:x="3.979cm" svg:y="7.032cm">
          <draw:text-box>
            <text:p>1</text:p>
          </draw:text-box>
        </draw:frame>
        <draw:custom-shape draw:style-name="gr1" draw:text-style-name="P1" xml:id="id5" draw:id="id5" draw:layer="layout" svg:width="0.762cm" svg:height="0.762cm" svg:x="3.627cm" svg:y="3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762cm" svg:height="0.762cm" svg:x="4.928cm" svg:y="2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0.762cm" svg:height="0.762cm" svg:x="4.929cm" svg:y="4.236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0.762cm" svg:height="0.762cm" svg:x="6.329cm" svg:y="2.036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0.762cm" svg:height="0.762cm" svg:x="6.33cm" svg:y="3.137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4.278cm" svg:y1="3.545cm" svg:x2="4.928cm" svg:y2="3.016cm" draw:start-shape="id5" draw:start-glue-point="11" draw:end-shape="id6" draw:end-glue-point="6" svg:d="M4278 3545l650-529" svg:viewBox="0 0 651 530">
          <text:p/>
        </draw:connector>
        <draw:connector draw:style-name="gr3" draw:text-style-name="P2" draw:layer="layout" draw:type="line" svg:x1="4.278cm" svg:y1="4.085cm" svg:x2="4.929cm" svg:y2="4.617cm" draw:start-shape="id5" draw:start-glue-point="9" draw:end-shape="id7" draw:end-glue-point="6" svg:d="M4278 4085l651 532" svg:viewBox="0 0 652 533">
          <text:p/>
        </draw:connector>
        <draw:connector draw:style-name="gr3" draw:text-style-name="P2" draw:layer="layout" draw:type="line" svg:x1="5.579cm" svg:y1="2.746cm" svg:x2="6.329cm" svg:y2="2.417cm" draw:start-shape="id6" draw:start-glue-point="11" draw:end-shape="id8" draw:end-glue-point="6" svg:d="M5579 2746l750-329" svg:viewBox="0 0 751 330">
          <text:p/>
        </draw:connector>
        <draw:connector draw:style-name="gr3" draw:text-style-name="P2" draw:layer="layout" draw:type="line" svg:x1="5.579cm" svg:y1="3.286cm" svg:x2="6.33cm" svg:y2="3.518cm" draw:start-shape="id6" draw:start-glue-point="9" draw:end-shape="id9" draw:end-glue-point="6" svg:d="M5579 3286l751 232" svg:viewBox="0 0 752 233">
          <text:p/>
        </draw:connector>
        <draw:frame draw:style-name="gr4" draw:text-style-name="P3" draw:layer="layout" svg:width="0.853cm" svg:height="0.962cm" svg:x="3.88cm" svg:y="2.332cm">
          <draw:text-box>
            <text:p>0</text:p>
          </draw:text-box>
        </draw:frame>
        <draw:frame draw:style-name="gr4" draw:text-style-name="P3" draw:layer="layout" svg:width="0.853cm" svg:height="0.962cm" svg:x="3.98cm" svg:y="4.032cm">
          <draw:text-box>
            <text:p>1</text:p>
          </draw:text-box>
        </draw:frame>
        <draw:frame draw:style-name="gr4" draw:text-style-name="P3" draw:layer="layout" svg:width="0.853cm" svg:height="0.962cm" svg:x="5.281cm" svg:y="1.532cm">
          <draw:text-box>
            <text:p>0</text:p>
          </draw:text-box>
        </draw:frame>
        <draw:frame draw:style-name="gr4" draw:text-style-name="P3" draw:layer="layout" svg:width="0.853cm" svg:height="0.962cm" svg:x="5.481cm" svg:y="3.432cm">
          <draw:text-box>
            <text:p>1</text:p>
          </draw:text-box>
        </draw:frame>
        <draw:custom-shape draw:style-name="gr1" draw:text-style-name="P1" xml:id="id12" draw:id="id12" draw:layer="layout" svg:width="0.762cm" svg:height="0.762cm" svg:x="9.525cm" svg:y="4.3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0.762cm" svg:height="0.762cm" svg:x="10.627cm" svg:y="5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" draw:id="id15" draw:layer="layout" svg:width="0.762cm" svg:height="0.762cm" svg:x="11.929cm" svg:y="2.136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11.929cm" svg:y="4.936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0.052cm" svg:y1="4.294cm" svg:x2="10.739cm" svg:y2="3.585cm" draw:start-shape="id10" draw:start-glue-point="2" draw:end-shape="id11" draw:end-glue-point="7" svg:d="M10052 4294l687-709" svg:viewBox="0 0 688 710">
          <text:p/>
        </draw:connector>
        <draw:connector draw:style-name="gr3" draw:text-style-name="P2" draw:layer="layout" draw:type="line" svg:x1="10.176cm" svg:y1="4.983cm" svg:x2="10.738cm" svg:y2="5.845cm" draw:start-shape="id12" draw:start-glue-point="9" draw:end-shape="id13" draw:end-glue-point="5" svg:d="M10176 4983l562 862" svg:viewBox="0 0 563 863">
          <text:p/>
        </draw:connector>
        <draw:connector draw:style-name="gr3" draw:text-style-name="P2" draw:layer="layout" draw:type="line" svg:x1="11.278cm" svg:y1="5.845cm" svg:x2="11.928cm" svg:y2="5.316cm" draw:start-shape="id13" draw:start-glue-point="11" svg:d="M11278 5845l650-529" svg:viewBox="0 0 651 530">
          <text:p/>
        </draw:connector>
        <draw:connector draw:style-name="gr3" draw:text-style-name="P2" draw:layer="layout" draw:type="line" svg:x1="11.241cm" svg:y1="3.059cm" svg:x2="11.929cm" svg:y2="2.517cm" draw:start-shape="id14" draw:start-glue-point="2" draw:end-shape="id15" draw:end-glue-point="6" svg:d="M11241 3059l688-542" svg:viewBox="0 0 689 543">
          <text:p/>
        </draw:connector>
        <draw:frame draw:style-name="gr4" draw:text-style-name="P3" draw:layer="layout" svg:width="0.853cm" svg:height="0.962cm" svg:x="9.579cm" svg:y="3.332cm">
          <draw:text-box>
            <text:p>0</text:p>
          </draw:text-box>
        </draw:frame>
        <draw:frame draw:style-name="gr4" draw:text-style-name="P3" draw:layer="layout" svg:width="0.853cm" svg:height="0.962cm" svg:x="9.58cm" svg:y="5.332cm">
          <draw:text-box>
            <text:p>1</text:p>
          </draw:text-box>
        </draw:frame>
        <draw:frame draw:style-name="gr5" draw:text-style-name="P3" xml:id="id10" draw:id="id10" draw:layer="layout" svg:width="0.945cm" svg:height="0.962cm" svg:x="9.58cm" svg:y="3.332cm">
          <draw:text-box>
            <text:p>0</text:p>
          </draw:text-box>
        </draw:frame>
        <draw:frame draw:style-name="gr4" draw:text-style-name="P3" draw:layer="layout" svg:width="0.853cm" svg:height="0.962cm" svg:x="10.88cm" svg:y="4.632cm">
          <draw:text-box>
            <text:p>0</text:p>
          </draw:text-box>
        </draw:frame>
        <draw:frame draw:style-name="gr4" draw:text-style-name="P3" draw:layer="layout" svg:width="0.853cm" svg:height="0.962cm" svg:x="10.98cm" svg:y="6.532cm">
          <draw:text-box>
            <text:p>1</text:p>
          </draw:text-box>
        </draw:frame>
        <draw:custom-shape draw:style-name="gr1" draw:text-style-name="P1" xml:id="id11" draw:id="id11" draw:layer="layout" svg:width="0.762cm" svg:height="0.762cm" svg:x="10.628cm" svg:y="2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0.762cm" svg:height="0.762cm" svg:x="11.929cm" svg:y="6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6" draw:id="id16" draw:layer="layout" svg:width="0.762cm" svg:height="0.762cm" svg:x="11.93cm" svg:y="3.636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8" draw:id="id18" draw:layer="layout" svg:width="0.762cm" svg:height="0.762cm" svg:x="13.33cm" svg:y="5.836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9" draw:id="id19" draw:layer="layout" svg:width="0.762cm" svg:height="0.762cm" svg:x="13.331cm" svg:y="6.937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1.279cm" svg:y1="3.585cm" svg:x2="11.93cm" svg:y2="4.017cm" draw:start-shape="id11" draw:start-glue-point="9" draw:end-shape="id16" draw:end-glue-point="6" svg:d="M11279 3585l651 432" svg:viewBox="0 0 652 433">
          <text:p/>
        </draw:connector>
        <draw:connector draw:style-name="gr3" draw:text-style-name="P2" draw:layer="layout" draw:type="line" svg:x1="12.58cm" svg:y1="6.546cm" svg:x2="13.33cm" svg:y2="6.217cm" draw:start-shape="id17" draw:start-glue-point="11" draw:end-shape="id18" draw:end-glue-point="6" svg:d="M12580 6546l750-329" svg:viewBox="0 0 751 330">
          <text:p/>
        </draw:connector>
        <draw:connector draw:style-name="gr3" draw:text-style-name="P2" draw:layer="layout" draw:type="line" svg:x1="12.58cm" svg:y1="7.086cm" svg:x2="13.331cm" svg:y2="7.318cm" draw:start-shape="id17" draw:start-glue-point="9" draw:end-shape="id19" draw:end-glue-point="6" svg:d="M12580 7086l751 232" svg:viewBox="0 0 752 233">
          <text:p/>
        </draw:connector>
        <draw:frame draw:style-name="gr4" draw:text-style-name="P3" xml:id="id14" draw:id="id14" draw:layer="layout" svg:width="0.853cm" svg:height="0.962cm" svg:x="10.815cm" svg:y="2.097cm">
          <draw:text-box>
            <text:p>0</text:p>
          </draw:text-box>
        </draw:frame>
        <draw:frame draw:style-name="gr4" draw:text-style-name="P3" draw:layer="layout" svg:width="0.853cm" svg:height="0.962cm" svg:x="10.981cm" svg:y="3.532cm">
          <draw:text-box>
            <text:p>1</text:p>
          </draw:text-box>
        </draw:frame>
        <draw:frame draw:style-name="gr4" draw:text-style-name="P3" draw:layer="layout" svg:width="0.853cm" svg:height="0.962cm" svg:x="12.482cm" svg:y="7.232cm">
          <draw:text-box>
            <text:p>1</text:p>
          </draw:text-box>
        </draw:frame>
        <draw:connector draw:style-name="gr3" draw:text-style-name="P2" draw:layer="layout" draw:type="line" svg:x1="11.278cm" svg:y1="6.385cm" svg:x2="11.929cm" svg:y2="6.816cm" draw:start-shape="id13" draw:start-glue-point="9" draw:end-shape="id17" draw:end-glue-point="6" svg:d="M11278 6385l651 431" svg:viewBox="0 0 652 432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0-29T11:52:00.783835815</meta:creation-date>
    <dc:date>2019-10-30T12:19:25.561000000</dc:date>
    <meta:editing-duration>PT43M40S</meta:editing-duration>
    <meta:editing-cycles>2</meta:editing-cycles>
    <meta:generator>LibreOffice/6.3.2.2$Windows_X86_64 LibreOffice_project/98b30e735bda24bc04ab42594c85f7fd8be07b9c</meta:generator>
    <meta:document-statistic meta:object-count="51"/>
  </office:meta>
</office:document-meta>
</file>